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26566" office:value-type="float" office:value="26566" calcext:value-type="float">
            <text:p>26566</text:p>
          </table:table-cell>
          <table:table-cell office:value-type="float" office:value="2" calcext:value-type="float">
            <text:p>2</text:p>
          </table:table-cell>
          <table:table-cell table:formula="of:=[.B1]*[.$A$1]" office:value-type="float" office:value="53132" calcext:value-type="float">
            <text:p>531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2]*[.$A$1]" office:value-type="float" office:value="53132" calcext:value-type="float">
            <text:p>531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3]*[.$A$1]" office:value-type="float" office:value="531320" calcext:value-type="float">
            <text:p>5313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:.C3])" office:value-type="float" office:value="637584" calcext:value-type="float">
            <text:p>63758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]*[.$A$1]" office:value-type="float" office:value="425056" calcext:value-type="float">
            <text:p>42505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9]*[.$A$1]" office:value-type="float" office:value="318792" calcext:value-type="float">
            <text:p>31879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0]*[.$A$1]" office:value-type="float" office:value="318792" calcext:value-type="float">
            <text:p>3187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8:.C10])" office:value-type="float" office:value="1062640" calcext:value-type="float">
            <text:p>1062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3:26:44.705376257</meta:creation-date>
    <dc:date>2017-08-04T13:49:19.652328727</dc:date>
    <meta:editing-duration>PT11M52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